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1962112" text:id="ct10555312196211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19902400" text:id="ct10555311990240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22560" text:id="ct1055531199225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14880" text:id="ct1055531199148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887232" text:id="ct10555311988723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19922368" text:id="ct105553119922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21962112"/><text:change-start text:change-id="ct105553119902400"/>Adopt<text:change-end text:change-id="ct105553119902400"/>ed<text:change-start text:change-id="ct105553119922560"/> as a <text:change-end text:change-id="ct105553119922560"/>NMRA <text:change-start text:change-id="ct105553119914880"/>Standard<text:change-end text:change-id="ct10555311991488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19887232"/><text:change-start text:change-id="ct105553119922368"/>Version History<text:change-end text:change-id="ct105553119922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margin-top="0cm" fo:margin-bottom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24263*"/>
    </style:style>
    <style:style style:name="Table1.B" style:family="table-column">
      <style:table-column-properties style:column-width="1.501cm" style:rel-column-width="5819*"/>
    </style:style>
    <style:style style:name="Table1.C" style:family="table-column">
      <style:table-column-properties style:column-width="5.583cm" style:rel-column-width="21644*"/>
    </style:style>
    <style:style style:name="Table1.D" style:family="table-column">
      <style:table-column-properties style:column-width="3.561cm" style:rel-column-width="138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28:25" text:date-adjust="PT1440H00M00S"/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tre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3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4</meta:editing-cycles>
    <meta:editing-duration>PT18H51M50S</meta:editing-duration>
    <meta:generator>OpenOffice/4.1.0$Unix OpenOffice.org_project/410m18$Build-9764</meta:generator>
    <dc:date>2015-02-17T23:28:25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6" meta:word-count="77" meta:character-count="495"/>
  </office:meta>
</office:document-meta>
</file>